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4000000C9C60CA9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0pt" officeooo:rsid="0013dbf8" officeooo:paragraph-rsid="0013dbf8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e6fa0" officeooo:paragraph-rsid="001faa60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2c7374" officeooo:paragraph-rsid="002c7374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0pt" fo:font-weight="bold" officeooo:rsid="0013f64f" officeooo:paragraph-rsid="0013f64f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4pt" fo:font-weight="bold" officeooo:rsid="0013f64f" officeooo:paragraph-rsid="0013f64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2be4c4"/>
    </style:style>
    <style:style style:name="P7" style:family="paragraph" style:parent-style-name="Standard">
      <style:paragraph-properties fo:line-height="150%" fo:text-align="center" style:justify-single-word="false"/>
      <style:text-properties fo:font-style="italic" officeooo:rsid="002d5807" officeooo:paragraph-rsid="002d5807" style:font-style-asian="italic" style:font-style-complex="italic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style:font-name="Arial1" fo:font-weight="bold" officeooo:rsid="003490a4" officeooo:paragraph-rsid="003490a4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Arial1" fo:font-weight="bold" officeooo:rsid="003490a4" officeooo:paragraph-rsid="0039481b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Arial1" fo:font-weight="normal" officeooo:rsid="003490a4" officeooo:paragraph-rsid="003490a4" style:font-weight-asian="normal" style:font-weight-complex="normal"/>
    </style:style>
    <style:style style:name="P12" style:family="paragraph" style:parent-style-name="Standard">
      <style:paragraph-properties fo:line-height="150%"/>
      <style:text-properties officeooo:paragraph-rsid="00285e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aa60"/>
    </style:style>
    <style:style style:name="T3" style:family="text">
      <style:text-properties fo:font-weight="normal" officeooo:rsid="001faa6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b2f1" style:font-weight-asian="normal" style:font-weight-complex="normal"/>
    </style:style>
    <style:style style:name="T6" style:family="text">
      <style:text-properties fo:font-weight="normal" officeooo:rsid="001a8484" style:font-weight-asian="normal" style:font-weight-complex="normal"/>
    </style:style>
    <style:style style:name="T7" style:family="text">
      <style:text-properties fo:font-weight="normal" officeooo:rsid="00285ebe" style:font-weight-asian="normal" style:font-weight-complex="normal"/>
    </style:style>
    <style:style style:name="T8" style:family="text">
      <style:text-properties style:font-name="Arial1" fo:font-size="14pt" officeooo:rsid="002be4c4" style:font-size-asian="14pt" style:font-size-complex="14pt"/>
    </style:style>
    <style:style style:name="T9" style:family="text">
      <style:text-properties style:font-name="Arial1" fo:font-size="14pt" officeooo:rsid="00321b97" style:font-size-asian="14pt" style:font-size-complex="14pt"/>
    </style:style>
    <style:style style:name="T10" style:family="text">
      <style:text-properties style:font-name="Arial1" fo:font-size="14pt" style:font-size-asian="14pt" style:font-size-complex="14pt"/>
    </style:style>
    <style:style style:name="T11" style:family="text">
      <style:text-properties fo:font-weight="normal" officeooo:rsid="0039481b" style:font-weight-asian="normal" style:font-weight-complex="normal"/>
    </style:style>
    <style:style style:name="T12" style:family="text">
      <style:text-properties fo:font-weight="normal" officeooo:rsid="0039affd" style:font-weight-asian="normal" style:font-weight-complex="normal"/>
    </style:style>
    <style:style style:name="T13" style:family="text">
      <style:text-properties fo:font-weight="normal" officeooo:rsid="003c8d2b" style:font-weight-asian="normal" style:font-weight-complex="normal"/>
    </style:style>
    <style:style style:name="T14" style:family="text">
      <style:text-properties fo:font-weight="normal" officeooo:rsid="003b4ae8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Disciplina:</text:span> Bootcamp Análise de Sistemas e Banco de Dados;</text:p>
      <text:p text:style-name="P2">Prof<text:span text:style-name="T2">essor</text:span> <text:span text:style-name="T2">r</text:span>esponsável: <text:span text:style-name="T3">Victor H. B. Canto;</text:span></text:p>
      <text:p text:style-name="P3">Grupo: <text:span text:style-name="T4">9;</text:span></text:p>
      <text:p text:style-name="P4">Alunos:<text:span text:style-name="T5"> Diego K. Yoshida</text:span><text:span text:style-name="T5"><text:note text:id="ftn0" text:note-class="footnote"><text:note-citation>1</text:note-citation><text:note-body><text:p text:style-name="Footnote">diego.24100039ead@alunos.unisagrado.edu.br </text:p></text:note-body></text:note></text:span><text:span text:style-name="T5">; Eduardo V. Santos</text:span><text:span text:style-name="T5"><text:note text:id="ftn1" text:note-class="footnote"><text:note-citation>2</text:note-citation><text:note-body><text:p text:style-name="Footnote">eduardo.24100480ead@alunos.unisagrado.edu.br </text:p></text:note-body></text:note></text:span><text:span text:style-name="T5">; Gabriel J. S. Zanata</text:span><text:span text:style-name="T5"><text:note text:id="ftn2" text:note-class="footnote"><text:note-citation>3</text:note-citation><text:note-body><text:p text:style-name="Footnote">gabriel.23100426ead@alunos.unisagrado.edu.br </text:p></text:note-body></text:note></text:span><text:span text:style-name="T5">; </text:span><text:span text:style-name="T6">Henry C. Dias</text:span><text:span text:style-name="T6"><text:note text:id="ftn7" text:note-class="footnote"><text:note-citation>4</text:note-citation><text:note-body><text:p text:style-name="Footnote">henry.24200191ead@alunos.unisagrado.edu.br </text:p></text:note-body></text:note></text:span><text:span text:style-name="T6">; </text:span><text:span text:style-name="T5">Luiz G. H. V. da Cruz</text:span><text:span text:style-name="T5"><text:note text:id="ftn6" text:note-class="footnote"><text:note-citation>5</text:note-citation><text:note-body><text:p text:style-name="Footnote">luiz.24200213ead@alunos.unisagrado.edu.br </text:p></text:note-body></text:note></text:span><text:span text:style-name="T5">; </text:span><text:span text:style-name="T6">Matheus S. Bitencourt</text:span><text:span text:style-name="T6"><text:note text:id="ftn5" text:note-class="footnote"><text:note-citation>6</text:note-citation><text:note-body><text:p text:style-name="Footnote">matheus.24200068ead@alunos.unisagrado.edu.br </text:p></text:note-body></text:note></text:span><text:span text:style-name="T6">; Thomas H. S. Pinheiro</text:span><text:span text:style-name="T6"><text:note text:id="ftn4" text:note-class="footnote"><text:note-citation>7</text:note-citation><text:note-body><text:p text:style-name="Footnote">thomas.24100016ead@alunos.unisagrado.edu.br </text:p></text:note-body></text:note></text:span><text:span text:style-name="T6">, </text:span><text:span text:style-name="T7">Vinicius L. Santos</text:span><text:span text:style-name="T7"><text:note text:id="ftn3" text:note-class="footnote"><text:note-citation>8</text:note-citation><text:note-body><text:p text:style-name="Footnote">vinicius.24100293ead@alunos.unisagrado.edu.br </text:p></text:note-body></text:note></text:span><text:span text:style-name="T6">.</text:span></text:p>
      <text:p text:style-name="P4"><text:span text:style-name="T6"/></text:p>
      <text:p text:style-name="P5"><text:span text:style-name="T6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>Desenvolvimento de um Painel de BI: </text:span><text:span text:style-name="T9">casos de</text:span><text:span text:style-name="T8"> suicídio no Brasil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8">B</text:span><text:span text:style-name="T10">auru, 2024</text:span></text:p>
      <text:p text:style-name="P8"/>
      <text:p text:style-name="P8"/>
      <text:p text:style-name="P8"><text:soft-page-break/></text:p>
      <text:p text:style-name="P9">1. BASE DE DADOS</text:p>
      <text:p text:style-name="P10"><text:tab/><text:span text:style-name="T11">A base de dados pública escolhida encontra-se disponível no Instituto de Pesquisa Econômica Aplicada (IPEA): Atlas da Violência (</text:span><text:a xlink:type="simple" xlink:href="https://www.ipea.gov.br/atlasviolencia/filtros-series/16/suicidios" text:style-name="Internet_20_link" text:visited-style-name="Visited_20_Internet_20_Link"><text:span text:style-name="T11">https://www.ipea.gov.br/atlasviolencia/filtros-series/16/suicidios</text:span></text:a><text:span text:style-name="T11">), </text:span><text:span text:style-name="T12">reunindo dados estatísticos sobre </text:span><text:span text:style-name="T13">os casos de</text:span><text:span text:style-name="T12"> suicídio no Brasil </text:span><text:span text:style-name="T14">a partir de 1989</text:span><text:span text:style-name="T12">, sendo atualizada anualmente. </text:span></text:p>
      <text:p text:style-name="P11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f155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 Copia 1" text:anchor-type="char" svg:x="4.897cm" svg:y="-1.323cm" svg:width="6.943cm" svg:height="1.737cm" draw:z-index="1"><draw:image xlink:href="Pictures/1000000100000324000000C9C60CA95F.png" xlink:type="simple" xlink:show="embed" xlink:actuate="onLoad" draw:mime-type="image/png"/></draw:frame></text:p>
      </style:header>
      <style:footer>
        <text:p text:style-name="MP2"><text:bookmark-start text:name="PageNumWizard_FOOTER_Estilo de página Padrão1"/><text:page-number text:select-page="current">2</text:page-number><text:bookmark-end text:name="PageNumWizard_FOOTER_Estilo de página Padrão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39:02.981000000</meta:creation-date>
    <dc:date>2024-10-29T20:33:57.054000000</dc:date>
    <meta:editing-duration>PT1H15M58S</meta:editing-duration>
    <meta:editing-cycles>36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18" meta:word-count="109" meta:character-count="1044" meta:non-whitespace-character-count="940"/>
  </office:meta>
</office:document-meta>
</file>